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1292*"/>
    </style:style>
    <style:style style:name="Tableau76.B" style:family="table-column">
      <style:table-column-properties style:column-width="3.235cm" style:rel-column-width="1834*"/>
    </style:style>
    <style:style style:name="Tableau76.C" style:family="table-column">
      <style:table-column-properties style:column-width="3.935cm" style:rel-column-width="2231*"/>
    </style:style>
    <style:style style:name="Tableau76.D" style:family="table-column">
      <style:table-column-properties style:column-width="7.551cm" style:rel-column-width="4281*"/>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fo:background-color="#ffffff" style:font-size-asian="12pt" style:font-size-complex="12pt"/>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0/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6979729289152713994" text:style-name="L1">
        <text:list-item>
          <text:p text:style-name="P14">Introduction</text:p>
          <text:p text:style-name="P14"/>
          <text:p text:style-name="P19">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9"/>
        </text:list-item>
        <text:list-item>
          <text:p text:style-name="P14">Description de la procédure de test</text:p>
          <text:p text:style-name="P19"/>
          <text:p text:style-name="P19">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9">Les tests d'intégration, quant à eux, doivent tester la redirection des boutons des pages PHP vers d'autres pages.</text:p>
          <text:p text:style-name="P19">Les tests unitaires ont pour but de tester les fonctions permettant le fonctionnement des modules de calcul des nombres premiers, de l'approximation du nombre d'or et de machine learning.<text:tab/></text:p>
          <text:p text:style-name="P19"/>
        </text:list-item>
        <text:list-item>
          <text:p text:style-name="P14">Description des informations à enregistrer pour les tests</text:p>
          <text:p text:style-name="P14"/>
        </text:list-item>
      </text:list>
      <text:p text:style-name="P2"><text:tab/>3.1 Tests d'acceptation</text:p>
      <text:list xml:id="list33770880" text:continue-numbering="true" text:style-name="L1">
        <text:list-header>
          <text:p text:style-name="P14"/>
        </text:list-header>
      </text:list>
      <text:p text:style-name="P2"><text:tab/><text:tab/>3.1.1 Campagne de tests d'acceptation</text:p>
      <text:list xml:id="list773926302111469508" text:style-name="L2">
        <text:list-item>
          <text:list>
            <text:list-item>
              <text:list>
                <text:list-header>
                  <text:p text:style-name="P15"/>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ext:soft-page-break/>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3784343" text:continue-numbering="true" text:style-name="L2">
        <text:list-item>
          <text:list>
            <text:list-item>
              <text:list>
                <text:list-header>
                  <text:p text:style-name="P15"/>
                </text:list-header>
              </text:list>
            </text:list-item>
          </text:list>
        </text:list-item>
      </text:list>
      <text:p text:style-name="P2"><text:tab/><text:tab/>3.1.2 Tests d'acceptation</text:p>
      <text:list xml:id="list33786446" text:continue-numbering="true" text:style-name="L2">
        <text:list-item>
          <text:list>
            <text:list-item>
              <text:list>
                <text:list-header>
                  <text:p text:style-name="P15"/>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ext:soft-page-break/>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ext:soft-page-break/>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text:soft-page-break/>conformément à la maquette </text:p>
          </table:table-cell>
          <table:table-cell table:style-name="Tableau4.A2" office:value-type="string">
            <text:p text:style-name="P5">La page est affichée <text:soft-page-break/>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
      <text:p text:style-name="P2"><text:tab/></text:p>
      <text:list xml:id="list5960596393699421039" text:style-name="L3">
        <text:list-item>
          <text:list>
            <text:list-item>
              <text:p text:style-name="P16">Tests d'intégration</text:p>
            </text:list-item>
          </text:list>
        </text:list-item>
      </text:list>
      <text:p text:style-name="P2"/>
      <text:list xml:id="list33787631" text:continue-numbering="true" text:style-name="L3">
        <text:list-item>
          <text:list>
            <text:list-item>
              <text:list>
                <text:list-item>
                  <text:p text:style-name="P16">Campagnes des tests d'intégration</text:p>
                </text:list-item>
              </text:list>
            </text:list-item>
          </text:list>
        </text:list-item>
      </text:list>
      <text:list xml:id="list33766341" text:continue-list="list33786446" text:style-name="L2">
        <text:list-item>
          <text:list>
            <text:list-item>
              <text:list>
                <text:list-header>
                  <text:p text:style-name="P15"/>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3787378" text:continue-numbering="true" text:style-name="L2">
        <text:list-item>
          <text:list>
            <text:list-item>
              <text:list>
                <text:list-header>
                  <text:p text:style-name="P15"/>
                </text:list-header>
              </text:list>
            </text:list-item>
          </text:list>
        </text:list-item>
      </text:list>
      <text:p text:style-name="P2"><text:tab/><text:tab/>3.2.2 Tests d'intégration</text:p>
      <text:list xml:id="list33764169" text:continue-numbering="true" text:style-name="L2">
        <text:list-item>
          <text:list>
            <text:list-item>
              <text:list>
                <text:list-header>
                  <text:p text:style-name="P15"/>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text:soft-page-break/>l'adresse mail renseignés n'existe pas dans la base de données</text:p>
          </table:table-cell>
          <table:table-cell table:style-name="Tableau32.A4"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ext:soft-page-break/>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ext:soft-page-break/>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ext:soft-page-break/>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text:span text:style-name="T4">Affiche le résultat du 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ext:p text:style-name="P2"/>
      <text:p text:style-name="P2"><text:soft-page-break/></text:p>
      <text:list xml:id="list4420214463809695311" text:style-name="L5">
        <text:list-item>
          <text:list>
            <text:list-item>
              <text:p text:style-name="P18">Tests unitaires</text:p>
              <text:p text:style-name="P18"/>
              <text:list>
                <text:list-item>
                  <text:p text:style-name="P18">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3766885" text:continue-numbering="true" text:style-name="L5">
        <text:list-item>
          <text:list>
            <text:list-item>
              <text:list>
                <text:list-item>
                  <text:p text:style-name="P18">Tests unitaires</text:p>
                </text:list-item>
              </text:list>
            </text:list-item>
          </text:list>
        </text:list-item>
      </text:list>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0/01/2024</text:p>
          </table:table-cell>
        </table:table-row>
        <table:table-row>
          <table:table-cell table:style-name="Tableau76.A2" table:number-columns-spanned="4" office:value-type="string">
            <text:p text:style-name="P7"><text:span text:style-name="T2">Description du test : </text:span><text:span text:style-name="T3">Test boîte noire – méthode de la partition d'équivalence tel que :</text:span></text:p>
            <text:p text:style-name="P7"><text:span text:style-name="T3">A1= ⟦0;+∞ ⟧</text:span></text:p>
            <text:p text:style-name="P7"><text:span text:style-name="T3">A2= ⟧ -∞;0⟦</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A1</text:p>
          </table:table-cell>
          <table:table-cell table:style-name="Tableau76.A5" office:value-type="string">
            <text:p text:style-name="P5">B ∈ <text:s/>A1</text:p>
          </table:table-cell>
          <table:table-cell table:style-name="Tableau76.A2" office:value-type="string">
            <text:p text:style-name="P5">Exécution du script de calcul des nombres premiers si A &lt; B</text:p>
          </table:table-cell>
        </table:table-row>
        <table:table-row>
          <table:table-cell table:style-name="Tableau76.A6" office:value-type="float" office:value="2">
            <text:p text:style-name="P5">2</text:p>
          </table:table-cell>
          <table:table-cell table:style-name="Tableau76.A5" office:value-type="string">
            <text:p text:style-name="P5">A ∈ <text:s/>A1</text:p>
          </table:table-cell>
          <table:table-cell table:style-name="Tableau76.A5" office:value-type="string">
            <text:p text:style-name="P5">B ∈ <text:s/>A1</text:p>
          </table:table-cell>
          <table:table-cell table:style-name="Tableau76.A2" office:value-type="string">
            <text:p text:style-name="P5">Renvoi une erreur « bornes incohérentes » si B &lt; A</text:p>
          </table:table-cell>
        </table:table-row>
        <table:table-row>
          <table:table-cell table:style-name="Tableau76.A6" office:value-type="float" office:value="3">
            <text:p text:style-name="P5">3</text:p>
          </table:table-cell>
          <table:table-cell table:style-name="Tableau76.A5" office:value-type="string">
            <text:p text:style-name="P5">A ∈ <text:s/>A2</text:p>
          </table:table-cell>
          <table:table-cell table:style-name="Tableau76.A5" office:value-type="string">
            <text:p text:style-name="P5">B ∈ <text:s/>A2</text:p>
          </table:table-cell>
          <table:table-cell table:style-name="Tableau76.A2" office:value-type="string">
            <text:p text:style-name="P5">Renvoi une erreur « bornes incohérentes »</text:p>
          </table:table-cell>
        </table:table-row>
      </table:table>
      <text:p text:style-name="P2"/>
      <text:list xml:id="list33784799" text:continue-numbering="true" text:style-name="L5">
        <text:list-item>
          <text:list>
            <text:list-item>
              <text:list>
                <text:list-item>
                  <text:p text:style-name="P18">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4" office:value-type="string">
            <text:p text:style-name="P5">A ∈ <text:s/>A1</text:p>
          </table:table-cell>
          <table:table-cell table:style-name="Tableau77.A4" office:value-type="string">
            <text:p text:style-name="P5">B ∈ <text:s/>A1</text:p>
          </table:table-cell>
          <table:table-cell table:style-name="Tableau77.A4" office:value-type="string">
            <text:p text:style-name="P5">Exécution du script de calcul des nombres premiers si A &lt; B</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2">
            <text:p text:style-name="P5">2</text:p>
          </table:table-cell>
          <table:table-cell table:style-name="Tableau77.A4" office:value-type="string">
            <text:p text:style-name="P5">A ∈ <text:s/>A1</text:p>
          </table:table-cell>
          <table:table-cell table:style-name="Tableau77.A4" office:value-type="string">
            <text:p text:style-name="P5">B ∈ <text:s/>A1</text:p>
          </table:table-cell>
          <table:table-cell table:style-name="Tableau77.A4" office:value-type="string">
            <text:p text:style-name="P5">Renvoi une erreur « bornes incohérentes » si B &lt; A</text:p>
          </table:table-cell>
          <table:table-cell table:style-name="Tableau77.A2" office:value-type="string">
            <text:p text:style-name="P8"/>
          </table:table-cell>
          <table:table-cell table:style-name="Tableau77.A2" office:value-type="string">
            <text:p text:style-name="P5">NA</text:p>
          </table:table-cell>
        </table:table-row>
        <text:soft-page-break/>
        <table:table-row>
          <table:table-cell table:style-name="Tableau77.A5" office:value-type="float" office:value="3">
            <text:p text:style-name="P5">3</text:p>
          </table:table-cell>
          <table:table-cell table:style-name="Tableau77.A4" office:value-type="string">
            <text:p text:style-name="P5">A ∈ <text:s/>A2</text:p>
          </table:table-cell>
          <table:table-cell table:style-name="Tableau77.A4" office:value-type="string">
            <text:p text:style-name="P5">B ∈ <text:s/>A2</text:p>
          </table:table-cell>
          <table:table-cell table:style-name="Tableau77.A4" office:value-type="string">
            <text:p text:style-name="P5">Renvoi une erreur « bornes incohérentes »</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ext:list xml:id="list5857925603985566368" text:style-name="L4">
        <text:list-item>
          <text:p text:style-name="P17">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0T13:51:59.60</dc:date>
    <meta:editing-duration>P1DT1H42M24S</meta:editing-duration>
    <meta:editing-cycles>514</meta:editing-cycles>
    <meta:generator>OpenOffice/4.1.12$Win32 OpenOffice.org_project/4112m1$Build-9809</meta:generator>
    <meta:document-statistic meta:table-count="77" meta:image-count="0" meta:object-count="0" meta:page-count="22" meta:paragraph-count="1154" meta:word-count="5725" meta:character-count="34655"/>
  </office:meta>
</office:document-meta>
</file>